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14cm" fo:min-width="1.483cm" fo:padding-top="0.142cm" fo:padding-bottom="0.142cm" fo:padding-left="0.267cm" fo:padding-right="0.267cm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716cm" fo:min-width="4.466cm" fo:padding-top="0.142cm" fo:padding-bottom="0.142cm" fo:padding-left="0.267cm" fo:padding-right="0.267cm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dcdcdc" loext:fill-use-slide-background="false" draw:textarea-horizontal-align="justify" draw:textarea-vertical-align="middle" draw:auto-grow-height="false" fo:min-height="0.216cm" fo:min-width="1.466cm" fo:padding-top="0.142cm" fo:padding-bottom="0.142cm" fo:padding-left="0.267cm" fo:padding-right="0.267cm" loext:decorative="false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objectwithoutfill">
      <style:graphic-properties svg:stroke-width="0.035cm" svg:stroke-color="#000000" draw:marker-start-width="0.252cm" draw:marker-end="Arrowheads_20_8" draw:marker-end-width="0.352cm" draw:fill="none" draw:textarea-vertical-align="middle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svg:stroke-width="0.035cm" svg:stroke-color="#000000" draw:marker-start-width="0.252cm" draw:marker-end="Arrowheads_20_9" draw:marker-end-width="0.3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svg:stroke-width="0.035cm" svg:stroke-color="#000000" draw:marker-start-width="0.252cm" draw:marker-end="Arrowheads_20_10" draw:marker-end-width="0.352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svg:stroke-width="0.035cm" svg:stroke-color="#000000" draw:marker-start-width="0.252cm" draw:marker-end="Arrowheads_20_11" draw:marker-end-width="0.352cm" draw:fill="none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dcdcdc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16cm" svg:height="2.277cm" svg:x="0.319cm" svg:y="0.678cm">
          <text:p text:style-name="P1"><text:span text:style-name="T1">HDF5 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draw:style-name="gr2" xml:id="id4" draw:id="id4">
          <draw:custom-shape draw:style-name="gr3" draw:text-style-name="P4" draw:layer="layout" svg:width="5cm" svg:height="2cm" svg:x="6.68cm" svg:y="6.863cm">
            <text:p text:style-name="P3"><text:span text:style-name="T2">conte</text:span><text:span text:style-name="T2">xt</text:span></text:p>
            <text:p text:style-name="P3"><text:span text:style-name="T3">Context </text:span><text:span text:style-name="T3">for </text:span><text:span text:style-name="T3">respon</text:span><text:span text:style-name="T3">ses </text:span><text:span text:style-name="T3">calculat</text:span><text:span text:style-name="T3">ion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0.5cm" draw:transform="rotate (-1.5707963267949) translate (6.677cm 6.863cm)">
            <text:p text:style-name="P5"><text:span text:style-name="T3">Group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2" xml:id="id3" draw:id="id3">
          <draw:custom-shape draw:style-name="gr3" draw:text-style-name="P4" draw:layer="layout" svg:width="5cm" svg:height="2cm" svg:x="6.68cm" svg:y="4.136cm">
            <text:p text:style-name="P3"><text:span text:style-name="T2">basis</text:span></text:p>
            <text:p text:style-name="P3"><text:span text:style-name="T3">Basis set data</text:span></text:p>
            <text:p text:style-name="P3"><text:span text:style-name="T3">(basis functions, etc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0.5cm" draw:transform="rotate (-1.5707963267949) translate (6.677cm 4.136cm)">
            <text:p text:style-name="P5"><text:span text:style-name="T3">Group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2" xml:id="id2" draw:id="id2">
          <draw:custom-shape draw:style-name="gr3" draw:text-style-name="P4" draw:layer="layout" svg:width="5cm" svg:height="2cm" svg:x="6.68cm" svg:y="1.548cm">
            <text:p text:style-name="P3"><text:span text:style-name="T2">wavefunction</text:span></text:p>
            <text:p text:style-name="P3"><text:span text:style-name="T3">S, C, e...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0.5cm" draw:transform="rotate (-1.5707963267949) translate (6.677cm 1.548cm)">
            <text:p text:style-name="P5"><text:span text:style-name="T3">Group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2" xml:id="id5" draw:id="id5">
          <draw:custom-shape draw:style-name="gr3" draw:text-style-name="P4" draw:layer="layout" svg:width="5cm" svg:height="2cm" svg:x="6.68cm" svg:y="9.341cm">
            <text:p text:style-name="P3"><text:span text:style-name="T2">responses</text:span></text:p>
            <text:p text:style-name="P3"><text:span text:style-name="T3">Response/amplitude vector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0.5cm" draw:transform="rotate (-1.5707963267949) translate (6.677cm 9.341cm)">
            <text:p text:style-name="P5"><text:span text:style-name="T3">Group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2" xml:id="id6" draw:id="id6">
          <draw:custom-shape draw:style-name="gr3" draw:text-style-name="P4" draw:layer="layout" svg:width="5cm" svg:height="2cm" svg:x="6.68cm" svg:y="11.92cm">
            <text:p text:style-name="P3"><text:span text:style-name="T2">properties</text:span></text:p>
            <text:p text:style-name="P3"><text:span text:style-name="T3">Property tensor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0.5cm" draw:transform="rotate (-1.5707963267949) translate (6.677cm 11.92cm)">
            <text:p text:style-name="P5"><text:span text:style-name="T3">Group</text:span></text:p>
            <draw:enhanced-geometry svg:viewBox="0 0 21600 21600" draw:mirror-horizontal="true" draw:type="rectangle" draw:enhanced-path="M 0 0 L 21600 0 21600 21600 0 21600 0 0 Z N"/>
          </draw:custom-shape>
        </draw:g>
        <draw:connector draw:style-name="gr5" draw:text-style-name="P7" draw:layer="layout" svg:x1="2.335cm" svg:y1="1.817cm" svg:x2="6.177cm" svg:y2="2.548cm" draw:start-shape="id1" draw:start-glue-point="8" draw:end-shape="id2" draw:end-glue-point="3" svg:d="M2335 1817h1922v731h1920" svg:viewBox="0 0 3843 732">
          <text:p/>
        </draw:connector>
        <draw:connector draw:style-name="gr6" draw:text-style-name="P7" draw:layer="layout" svg:x1="2.335cm" svg:y1="1.817cm" svg:x2="6.177cm" svg:y2="5.136cm" draw:start-shape="id1" draw:start-glue-point="8" draw:end-shape="id3" draw:end-glue-point="3" svg:d="M2335 1817h1922v3319h1920" svg:viewBox="0 0 3843 3320">
          <text:p/>
        </draw:connector>
        <draw:connector draw:style-name="gr7" draw:text-style-name="P7" draw:layer="layout" svg:x1="2.335cm" svg:y1="1.817cm" svg:x2="6.177cm" svg:y2="7.863cm" draw:start-shape="id1" draw:start-glue-point="8" draw:end-shape="id4" draw:end-glue-point="3" svg:d="M2335 1817h1922v6046h1920" svg:viewBox="0 0 3843 6047">
          <text:p/>
        </draw:connector>
        <draw:connector draw:style-name="gr8" draw:text-style-name="P7" draw:layer="layout" svg:x1="2.335cm" svg:y1="1.817cm" svg:x2="6.177cm" svg:y2="10.341cm" draw:start-shape="id1" draw:start-glue-point="8" draw:end-shape="id5" draw:end-glue-point="3" svg:d="M2335 1817h1922v8524h1920" svg:viewBox="0 0 3843 8525">
          <text:p/>
        </draw:connector>
        <draw:connector draw:style-name="gr9" draw:text-style-name="P7" draw:layer="layout" svg:x1="2.335cm" svg:y1="1.817cm" svg:x2="6.177cm" svg:y2="12.92cm" draw:start-shape="id1" draw:start-glue-point="8" draw:end-shape="id6" svg:d="M2335 1817h1922v11103h1920" svg:viewBox="0 0 3843 1110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2:46:28.270483025</meta:creation-date>
    <dc:date>2024-05-03T13:31:39.578565850</dc:date>
    <meta:editing-duration>PT45M10S</meta:editing-duration>
    <meta:editing-cycles>3</meta:editing-cycles>
    <meta:generator>LibreOffice/7.6.5.2$Linux_X86_64 LibreOffice_project/60$Build-2</meta:generator>
    <meta:document-statistic meta:object-count="21"/>
  </office:meta>
</office:document-meta>
</file>